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e7eee" officeooo:paragraph-rsid="000e7eee"/>
    </style:style>
    <style:style style:name="P2" style:family="paragraph" style:parent-style-name="Standard">
      <style:text-properties officeooo:rsid="000e7eee" officeooo:paragraph-rsid="00122f68"/>
    </style:style>
    <style:style style:name="T1" style:family="text">
      <style:text-properties officeooo:rsid="000ec0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imordial Black Holes as Dark Matter</text:p>
      <text:p text:style-name="P1"/>
      <text:p text:style-name="P1">Density perturbations in the early universe are large enough to form black holes. Black holes formed in this way, by the collapse of primordial over-densities, are called primordial black holes. Unlike black holes formed by astrophysical processes such as the death of large stars, primordial black holes can form with much smaller masses, in principle down to the Planck mass. Primordial black holes are formed in the radiation dominated era, so they are formed of radiation rather than baryonic matter. Being non-baryonic makes them a candidate for cold dark matter.</text:p>
      <text:p text:style-name="P1"/>
      <text:p text:style-name="P2">Many studies have been made on the fraction of dark matter that can be made up of primordial black holes. <text:span text:style-name="T1">One of the ways we can constrain this fraction is by studying the disruption of wide binary stars in the Galactic halo. Wide binaries are binaries with very large semi-major axes (separations) which makes them very susceptible to being broken by black holes. By simulating the effect of primordial black holes on the distribution of binary semi-major axes and comparing the results with observations of halo wide binaries we can constrain the fraction of dark matter made up of primordial black holes.</text:span></text:p>
      <text:p text:style-name="P2"/>
      <text:p text:style-name="P2"><text:span text:style-name="T1">This investigation has been done before, but we believe that some of the assumptions made were unjustified. We are currently working on finding new constraints from this metho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5:37:40.469110215</meta:creation-date>
    <meta:generator>LibreOffice/5.0.6.2$Linux_X86_64 LibreOffice_project/00$Build-2</meta:generator>
    <dc:date>2019-02-06T17:06:16.485798779</dc:date>
    <meta:editing-duration>PT12M15S</meta:editing-duration>
    <meta:editing-cycles>2</meta:editing-cycles>
    <meta:document-statistic meta:table-count="0" meta:image-count="0" meta:object-count="0" meta:page-count="1" meta:paragraph-count="4" meta:word-count="226" meta:character-count="1389" meta:non-whitespace-character-count="1166"/>
  </office:meta>
</office:document-meta>
</file>